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paragraph-properties fo:margin-top="0cm" fo:margin-bottom="0cm" style:contextual-spacing="true"/>
    </style:style>
    <style:style style:name="P2" style:family="paragraph" style:parent-style-name="List_20_Paragraph">
      <style:paragraph-properties fo:margin-left="0cm" fo:margin-right="0cm" fo:margin-top="0cm" fo:margin-bottom="0cm" style:contextual-spacing="true" fo:text-indent="0cm" style:auto-text-indent="false"/>
    </style:style>
    <style:style style:name="P3" style:family="paragraph" style:parent-style-name="Standard">
      <style:paragraph-properties fo:margin-top="0cm" fo:margin-bottom="0cm" style:contextual-spacing="false"/>
      <style:text-properties style:font-name="Calibri" fo:font-size="12pt" style:font-size-asian="12pt" style:font-name-complex="Calibri1" style:font-size-complex="12pt"/>
    </style:style>
    <style:style style:name="P4" style:family="paragraph" style:parent-style-name="Standard">
      <style:text-properties style:font-name="Calibri" fo:font-size="12pt" style:font-size-asian="12pt" style:font-name-complex="Calibri1" style:font-size-complex="12pt"/>
    </style:style>
    <style:style style:name="P5" style:family="paragraph" style:parent-style-name="paragraph">
      <style:paragraph-properties fo:margin-top="0cm" fo:margin-bottom="0cm" style:contextual-spacing="false" style:vertical-align="baseline"/>
    </style:style>
    <style:style style:name="P6" style:family="paragraph" style:parent-style-name="paragraph">
      <style:paragraph-properties fo:margin-top="0cm" fo:margin-bottom="0cm" style:contextual-spacing="false" style:vertical-align="baseline"/>
      <style:text-properties style:font-name="Segoe UI" fo:font-size="9pt" style:font-size-asian="9pt" style:font-name-complex="Segoe UI1" style:font-size-complex="9pt"/>
    </style:style>
    <style:style style:name="T1" style:family="text">
      <style:text-properties style:font-name="Calibri" fo:font-size="12pt" style:text-underline-style="solid" style:text-underline-width="auto" style:text-underline-color="font-color" style:font-size-asian="12pt" style:font-name-complex="Calibri1" style:font-size-complex="12pt"/>
    </style:style>
    <style:style style:name="T2" style:family="text">
      <style:text-properties style:font-name="Calibri" fo:font-size="12pt" style:font-size-asian="12pt" style:font-name-complex="Calibri1" style:font-size-complex="12pt"/>
    </style:style>
    <style:style style:name="T3" style:family="text">
      <style:text-properties style:font-name="Calibri" fo:font-style="italic" fo:font-weight="bold" style:font-style-asian="italic" style:font-weight-asian="bold" style:font-name-complex="Calibri1" style:font-style-complex="italic" style:font-weight-complex="bold"/>
    </style:style>
    <style:style style:name="T4" style:family="text">
      <style:text-properties style:font-name="Calibri" fo:font-style="italic" style:font-style-asian="italic" style:font-name-complex="Calibri1" style:font-style-complex="italic"/>
    </style:style>
    <style:style style:name="T5" style:family="text">
      <style:text-properties style:font-name="Calibri" style:font-name-complex="Calibri1"/>
    </style:style>
    <style:style style:name="T6" style:family="text">
      <style:text-properties style:font-name="Calibri" style:text-underline-style="solid" style:text-underline-width="auto" style:text-underline-color="font-color"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cenario</text:span></text:p>
      <text:p text:style-name="Standard"><text:span text:style-name="T2">A local events company PureMedia is expanding its business to manage events nationally across the UK. <text:s/>They currently have a small website but are aware they will need to make major changes to it in order to attract more business. <text:s/>The website will be aimed primarily at individuals and organisations wishing to setup a music event and will provide appropriate information on the ways in which PureMedia can assist in the organisation and running of different types of events. You have been approached by the company to provide specialist advice on some of the more technical aspects of the new website.</text:span></text:p>
      <text:p text:style-name="Standard"><text:span text:style-name="T2">Your task is to create a prototype website for a chosen music genre to demonstrate the way in which a website can help in the marketing of a specific music event. <text:s/>The website should include all of the key elements:</text:span></text:p>
      <text:list xml:id="list3875501909" text:style-name="WWNum1">
        <text:list-item>
          <text:p text:style-name="P1"><text:span text:style-name="T2">Information about the event, including appropriate detail (venue, etc.)</text:span></text:p>
        </text:list-item>
      </text:list>
      <text:p text:style-name="P2"/>
      <text:list xml:id="list145218664912985" text:continue-numbering="true" text:style-name="WWNum1">
        <text:list-item>
          <text:p text:style-name="P1"><text:span text:style-name="T2">Multimedia components, including video</text:span></text:p>
        </text:list-item>
      </text:list>
      <text:p text:style-name="P3"/>
      <text:list xml:id="list145218644910704" text:continue-numbering="true" text:style-name="WWNum1">
        <text:list-item>
          <text:p text:style-name="P1"><text:span text:style-name="T2">Appropriate navigation methods</text:span></text:p>
        </text:list-item>
      </text:list>
      <text:p text:style-name="P3"/>
      <text:list xml:id="list145217435367633" text:continue-numbering="true" text:style-name="WWNum1">
        <text:list-item>
          <text:p text:style-name="P1"><text:span text:style-name="T2">Client-side interactive multimedia scripts</text:span></text:p>
        </text:list-item>
      </text:list>
      <text:p text:style-name="P3"/>
      <text:list xml:id="list145218401142748" text:continue-numbering="true" text:style-name="WWNum1">
        <text:list-item>
          <text:p text:style-name="P1"><text:span text:style-name="T2">Appropriate use of CSS*</text:span></text:p>
        </text:list-item>
      </text:list>
      <text:p text:style-name="P3"/>
      <text:list xml:id="list145218644218009" text:continue-numbering="true" text:style-name="WWNum1">
        <text:list-item>
          <text:p text:style-name="P1"><text:span text:style-name="T2">A page for booking tickets*</text:span></text:p>
        </text:list-item>
      </text:list>
      <text:p text:style-name="P3"/>
      <text:list xml:id="list145217731423797" text:continue-numbering="true" text:style-name="WWNum1">
        <text:list-item>
          <text:p text:style-name="P1"><text:span text:style-name="T2">A contact us page</text:span></text:p>
        </text:list-item>
      </text:list>
      <text:p text:style-name="P3"/>
      <text:list xml:id="list145219029823842" text:continue-numbering="true" text:style-name="WWNum1">
        <text:list-item>
          <text:p text:style-name="P1"><text:span text:style-name="T2">Information about the surrounding location where the event will be held</text:span></text:p>
        </text:list-item>
      </text:list>
      <text:p text:style-name="P3"/>
      <text:list xml:id="list145219069456940" text:continue-numbering="true" text:style-name="WWNum1">
        <text:list-item>
          <text:p text:style-name="P1"><text:span text:style-name="T2">A range of image components from both primary and secondary sources</text:span></text:p>
        </text:list-item>
      </text:list>
      <text:p text:style-name="Standard"><text:span text:style-name="T2">The website should be accessible to those who have specific needs, including (but not limited to) those with visual impairments.</text:span></text:p>
      <text:p text:style-name="P4"/>
      <text:p text:style-name="Standard"><text:span text:style-name="T2">The website should also run appropriately on mobile devices, such as phones and tablets.</text:span></text:p>
      <text:p text:style-name="P4"/>
      <text:p text:style-name="Standard"><text:span text:style-name="T2">* You do not need to add the functionality for these pages but the page itself MUST exist.</text:span></text:p>
      <text:p text:style-name="Standard"/>
      <text:p text:style-name="Standard"><text:soft-page-break/></text:p>
      <text:p text:style-name="Standard"/>
      <text:p text:style-name="Standard"/>
      <text:p text:style-name="P5"><text:span text:style-name="normaltextrun"><text:span text:style-name="T3">Tasks</text:span></text:span></text:p>
      <text:p text:style-name="P5"><text:span text:style-name="normaltextrun"><text:span text:style-name="T5"/></text:span></text:p>
      <text:p text:style-name="P5"><text:span text:style-name="normaltextrun"><text:span text:style-name="T6">Task 1 – Website Design</text:span></text:span></text:p>
      <text:p text:style-name="P5"><text:span text:style-name="normaltextrun"><text:span text:style-name="T5"/></text:span></text:p>
      <text:p text:style-name="P5"><text:span text:style-name="normaltextrun"><text:span text:style-name="T4">In this task you will produce a website design to show how the website will meet the audience and purpose. You will include key aspects of the website, such as layout, content, </text:span></text:span><text:span text:style-name="spellingerror"><text:span text:style-name="T4">compatibility </text:span></text:span><text:span text:style-name="normaltextrun"><text:span text:style-name="T4">and accessibility.</text:span></text:span></text:p>
      <text:p text:style-name="P5"><text:span text:style-name="normaltextrun"><text:span text:style-name="T5"/></text:span></text:p>
      <text:p text:style-name="P5"><text:span text:style-name="normaltextrun"><text:span text:style-name="T5">(a) Identify a suitable audience for the website then create a detailed and complete design of the website, including appropriate descriptions of layout, colour scheme, etc.</text:span></text:span></text:p>
      <text:p text:style-name="P5"><text:span text:style-name="normaltextrun"><text:span text:style-name="T5"/></text:span></text:p>
      <text:p text:style-name="P5"><text:span text:style-name="normaltextrun"><text:span text:style-name="T5">(b) Provide appropriate justification for how the website designs meet the audience and purpose.</text:span></text:span></text:p>
      <text:p text:style-name="P5"><text:span text:style-name="normaltextrun"><text:span text:style-name="T5"/></text:span></text:p>
      <text:p text:style-name="P5"><text:span text:style-name="normaltextrun"><text:span text:style-name="T6">Task 2 – Website Creation</text:span></text:span></text:p>
      <text:p text:style-name="P5"><text:span text:style-name="normaltextrun"><text:span text:style-name="T5"/></text:span></text:p>
      <text:p text:style-name="P5"><text:span text:style-name="normaltextrun"><text:span text:style-name="T5">(a) Create the website from the designs from Task 1. Document fully the             implementation process, showing how the website has been created and provide justification for your implementation decisions.</text:span></text:span></text:p>
      <text:p text:style-name="P6"><text:bookmark text:name="_GoBack"/></text:p>
      <text:p text:style-name="P5"><text:span text:style-name="normaltextrun"><text:span text:style-name="T6">Task 3 – Testing and Evaluation</text:span></text:span></text:p>
      <text:p text:style-name="P5"><text:span text:style-name="normaltextrun"><text:span text:style-name="T5"/></text:span></text:p>
      <text:p text:style-name="P5"><text:span text:style-name="normaltextrun"><text:span text:style-name="T5">Provide a detailed test plan and testing evidence to demonstrate that the website works fully. Your testing should include compatibility across multiple browsers.</text:span></text:span></text:p>
      <text:p text:style-name="P5"><text:span text:style-name="normaltextrun"><text:span text:style-name="T5"/></text:span></text:p>
      <text:p text:style-name="P5"><text:span text:style-name="normaltextrun"><text:span text:style-name="T5">Produce a detailed evaluation to describe how your website meets the requirements for the audience and purpose. Your evaluation should include some detailed suggestions on how the website could be improved further.</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lian Rundu</meta:initial-creator>
    <meta:editing-cycles>2</meta:editing-cycles>
    <meta:creation-date>2024-10-10T10:21:00</meta:creation-date>
    <dc:date>2025-10-16T14:52:17.107733073</dc:date>
    <meta:editing-duration>PT10M12S</meta:editing-duration>
    <meta:generator>LibreOffice/7.3.7.2$Linux_X86_64 LibreOffice_project/30$Build-2</meta:generator>
    <meta:document-statistic meta:table-count="0" meta:image-count="0" meta:object-count="0" meta:page-count="2" meta:paragraph-count="25" meta:word-count="431" meta:character-count="2674" meta:non-whitespace-character-count="2259"/>
    <meta:user-defined meta:name="AppVersion">16.0000</meta:user-defined>
    <meta:user-defined meta:name="Company">Newcastle and Stafford Colleges Group</meta:user-defined>
    <meta:user-defined meta:name="ComplianceAssetId"/>
    <meta:user-defined meta:name="ContentTypeId">0x010100EC7ED2D30338CE4CA3E7E19C79C4398C</meta:user-defined>
    <meta:user-defined meta:name="Order" meta:value-type="float">3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